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Map.setSource(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Map.setValueTypeName( @ Nullable String value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Map.ofEntries( Entry &lt; ? extends K , ? extends V &gt; ... entr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dMap.getKey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Map.setKeyTypeName( @ Nullable String key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Map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Map.setMergeEnabled( boolean merge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Map.Manag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nagedMap.merge( @ Nullable Object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nagedMap.getValue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Map.isMerg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Map.ManagedMap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